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8pt" fo:font-weight="bold" officeooo:rsid="000ef296" officeooo:paragraph-rsid="000ef296" style:font-size-asian="15.75pt" style:font-weight-asian="bold" style:font-size-complex="18pt" style:font-weight-complex="bold"/>
    </style:style>
    <style:style style:name="P2" style:family="paragraph" style:parent-style-name="Standard">
      <style:text-properties officeooo:rsid="0010f642" officeooo:paragraph-rsid="0010f642"/>
    </style:style>
    <style:style style:name="T1" style:family="text">
      <style:text-properties officeooo:rsid="0011bc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 Sae 1.02</text:p>
      <text:p text:style-name="Standard"/>
      <text:p text:style-name="Standard"/>
      <text:p text:style-name="P2">Le programme a pour but <text:s/>d’attribuer a des futur locataire, un logement sociale HLM,</text:p>
      <text:p text:style-name="P2">Pour cela, notre projet se divisera en 3 parties : </text:p>
      <text:p text:style-name="P2"><text:tab/>→ Logement : </text:p>
      <text:p text:style-name="P2"><text:tab/>Cette partie du programme va permettre d’avoir toute les informations nécessaire sur <text:s/>les logements proposé par la société HLM. Comme informations, nous attribuons un numéro de logement, puis nous définissons le type du logement de T1 à T5. Nous indiquerons également le nombre de chambre du bien, sa superficie et le prix du logement mensuel. Et pour finir, on indique également si le logement est disponible ou non, et si il n’est pas disponible, depuis quand le logement est loué.</text:p>
      <text:p text:style-name="P2"/>
      <text:p text:style-name="P2"><text:tab/>→Locataire : </text:p>
      <text:p text:style-name="P2"><text:tab/>Cette partie du programme va permettre d’avoir les informations des locataire HLM. Pour cela, nous attribuons a chaque locataire, un numéro de locataire, avec son nom, prénom et sa nationalité. On supposera que les locataire de nationalité étrangères ont tous <text:span text:style-name="T1">une carte de séjour en cours de validité.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4T16:32:06.308665075</meta:creation-date>
    <dc:date>2022-01-14T17:47:06.083144187</dc:date>
    <meta:editing-duration>PT3M50S</meta:editing-duration>
    <meta:editing-cycles>1</meta:editing-cycles>
    <meta:document-statistic meta:table-count="0" meta:image-count="0" meta:object-count="0" meta:page-count="1" meta:paragraph-count="7" meta:word-count="161" meta:character-count="975" meta:non-whitespace-character-count="810"/>
    <meta:generator>LibreOffice/6.1.5.2$Linux_X86_64 LibreOffice_project/10$Build-2</meta:generator>
  </office:meta>
</office:document-meta>
</file>